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27c" officeooo:paragraph-rsid="0002c27c"/>
    </style:style>
    <style:style style:name="P2" style:family="paragraph" style:parent-style-name="Standard">
      <style:text-properties officeooo:rsid="00031d18" officeooo:paragraph-rsid="00031d18"/>
    </style:style>
    <style:style style:name="P3" style:family="paragraph" style:parent-style-name="Standard">
      <style:text-properties officeooo:rsid="00045db0" officeooo:paragraph-rsid="00045db0"/>
    </style:style>
    <style:style style:name="T1" style:family="text">
      <style:text-properties officeooo:rsid="00031d18"/>
    </style:style>
    <style:style style:name="T2" style:family="text">
      <style:text-properties officeooo:rsid="00045d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TECA DAS FUNÇÕES DE JOGO</text:p>
      <text:p text:style-name="P1"/>
      <text:p text:style-name="P1"><text:tab/>Bibioteca composta pelas funções relacionadas à jogabilidade do programa.</text:p>
      <text:p text:style-name="P1"/>
      <text:p text:style-name="P1">1) Função PreparaBaralho:</text:p>
      <text:p text:style-name="P1"><text:tab/>Dado o endereço para um elemento TipoCarta, a função prepara o baralho para o jogo. Primeiro, inicializa-se e checa se o baralho inicializado está de fato vazio. Depois, atribui-se valores às suas cartas, usando a função CriaBaralhoInicial. Após deviadamente criado, o mesmo é embaralhado, cortado e rearranjado, reposicionando o trunfo para seu final e salvando a carta no endereço fornecido como entrada.</text:p>
      <text:p text:style-name="P1"/>
      <text:p text:style-name="P1">2) PreparaMaos:</text:p>
      <text:p text:style-name="P1"><text:tab/>Informando o número de jogadores desejado, uma lista de listas é alocada dinamicamente, representando as mãos do jogador e do(s) computador(es). Em seguida, tais mãos são formadas, através da função FormarMao, que retira as cartas do baralho e as insere nas devidas mãos.</text:p>
      <text:p text:style-name="P1"/>
      <text:p text:style-name="P1">3) PreparaMontePontos:</text:p>
      <text:p text:style-name="P1"><text:tab/>Informando o número de jogadores desejado, uma lista de listas é alocada dinamicamene, representando o monte de pontos do jogador e do(s) computador(es). </text:p>
      <text:p text:style-name="P1"/>
      <text:p text:style-name="P1">4) ChecaExisteCarta:</text:p>
      <text:p text:style-name="P1"><text:tab/>A função permanece em um loop até que o valor e naipe da carta em que o jogador pretende jogar sejam válidos. Quando digitada uma carta válida e presente na mão do jogador, o valor será guardado no vetor carta (que possui as cartas jogadas pelo jogados e pelo(s) computador(es) em uma certa rodada) na posição JOGADOR, correspondendo, assim, à carta jogada pelo jogador.</text:p>
      <text:p text:style-name="P1"/>
      <text:p text:style-name="P1">5) MelhordaMao:</text:p>
      <text:p text:style-name="P1"><text:tab/>Retorna a carta de uma dada mão com maior número de pontos.</text:p>
      <text:p text:style-name="P1"/>
      <text:p text:style-name="P1">6) PiordaMao:</text:p>
      <text:p text:style-name="P1"><text:tab/>Retorna a carta de uma dada mão com menor número de pontos.</text:p>
      <text:p text:style-name="P1"/>
      <text:p text:style-name="P1">7) JogaComputador:</text:p>
      <text:p text:style-name="P1"><text:tab/>Escolhido o modo de jogo desejado (fácil ou difícil), a função realiza a jogada de um computador. Se o modo escolhido for ‘fácil’, o computador sempre jogará a primeira carta de sua mão. Caso o modo seja o ‘difícil’, ocorre: se a carta do jogador for do mesmo naipe do trunfo, o computador jogará sua pio carta (usando a função PiordaMao); caso contrário, ele jogará a sua melhor carta (usando a função MelhordaMao).</text:p>
      <text:p text:style-name="P1"/>
      <text:p text:style-name="P1">8) PontosCarta:</text:p>
      <text:p text:style-name="P1"><text:tab/>Dada uma carta como entrada, a função retorna a quantidade de pontos que ela oferece.</text:p>
      <text:p text:style-name="P1"/>
      <text:p text:style-name="P1">9) MelhorCarta:</text:p>
      <text:p text:style-name="P1"><text:tab/>Compara duas cartas dadas como entrada, tomando como base sempre a primeira. Se ambas forem do mesmo, a função retorna a de maior valor (usando a função PontosCarta). Se forem de naipes diferentes, a primeira carta é retornada (vale regra do jogo).</text:p>
      <text:p text:style-name="P1"/>
      <text:p text:style-name="P1">10) <text:s/>CartaGanhadoraAux:</text:p>
      <text:p text:style-name="P1"><text:tab/>Compara duas cartas, considera<text:span text:style-name="T1">ndo</text:span> o trunfo da partida. <text:span text:style-name="T1">Retorna a carta que tiver o mesmo naipe que o trunfo. Caso não ocorra, retorna a melhor carta (usando a função MelhorCarta).</text:span></text:p>
      <text:p text:style-name="P1"/>
      <text:p text:style-name="P1"/>
      <text:p text:style-name="P1"><text:soft-page-break/>11) RefazOrdemJogadores:</text:p>
      <text:p text:style-name="P1"><text:tab/><text:span text:style-name="T1">Com base no ganhador da rodada, refaz a circulação dos jogadores na mesa, alterando a ordem dos mesmos com base nas regras do jogo.</text:span></text:p>
      <text:p text:style-name="P1"/>
      <text:p text:style-name="P2">12) CartaGanhadora:<text:line-break/> <text:tab/>Com base na nova posição dos jogadores na mesa, retorna a carta ganhadora entre as cartas jogadas pelo jogador e pelo(s) computador(es), tomando como base o ganhador da rodada anterior.</text:p>
      <text:p text:style-name="P2"/>
      <text:p text:style-name="P2">13) ImprimeCartasJogadas;</text:p>
      <text:p text:style-name="P2"><text:tab/>Em uma rodada, imprime as cartas que foram jogadas pelos participantes, imprmindo-a na ordem em que foram jogadas.</text:p>
      <text:p text:style-name="P2"/>
      <text:p text:style-name="P2">14) InsereMontePontos:</text:p>
      <text:p text:style-name="P2"><text:tab/>Sabendo o ganhador da rodada, a função insere as cartas dos demais participantes da mesa no monte de pontos do ganhador.</text:p>
      <text:p text:style-name="P2"/>
      <text:p text:style-name="P2">15) RefazMaoBaralho:<text:line-break/> <text:tab/>Após uma rodada, refaz as mãos dos jogadores, retirando ordenadamente uma carta do baralho e inserindo-na nas devidas mãos.</text:p>
      <text:p text:style-name="P2"/>
      <text:p text:style-name="P2">16) TotalPontos:</text:p>
      <text:p text:style-name="P2"><text:tab/>Dado um monte de pontos, retorna o total de pontos que ela possui.</text:p>
      <text:p text:style-name="P2"/>
      <text:p text:style-name="P2">17) ImprimePontos:</text:p>
      <text:p text:style-name="P2"><text:tab/>Em uma rodada, imprime os pontos até então acumulados por cada participante da mesa.</text:p>
      <text:p text:style-name="P2"/>
      <text:p text:style-name="P2">18) MaiorPonto:</text:p>
      <text:p text:style-name="P2"><text:tab/>Função que retorna o monte de pontos com maior número do pontos (usando a função TotalPontos).</text:p>
      <text:p text:style-name="P2"/>
      <text:p text:style-name="P2">19) Ganhador:</text:p>
      <text:p text:style-name="P2"><text:tab/>Imprime o ganhador <text:span text:style-name="T2">do jogo </text:span>com base no monte de montos com maior pontos (usando a função MaiorPonto).</text:p>
      <text:p text:style-name="P2"/>
      <text:p text:style-name="P2">20) FazOrdemJogadores:</text:p>
      <text:p text:style-name="P2"><text:tab/>Ordena as jogadas dos partipantes da mesa, começando com o ganhador da rodada anterior e seguindo de forma circular (vide regras do jogo).</text:p>
      <text:p text:style-name="P2"/>
      <text:p text:style-name="P3">21) GanhadorRodada:</text:p>
      <text:p text:style-name="P3"><text:s/><text:tab/>Retorna o índice do participante que ganhou uma certa rodada.</text:p>
      <text:p text:style-name="P2"/>
      <text:p text:style-name="P2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56:39.459990261</meta:creation-date>
    <dc:date>2019-05-14T23:34:27.078587116</dc:date>
    <meta:editing-duration>PT1M36S</meta:editing-duration>
    <meta:editing-cycles>1</meta:editing-cycles>
    <meta:document-statistic meta:table-count="0" meta:image-count="0" meta:object-count="0" meta:page-count="2" meta:paragraph-count="43" meta:word-count="639" meta:character-count="3989" meta:non-whitespace-character-count="3364"/>
    <meta:generator>LibreOffice/5.3.1.2$Linux_X86_64 LibreOffice_project/30m0$Build-2</meta:generator>
  </office:meta>
</office:document-meta>
</file>